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sultado_desa4r_20020170709_17_55_2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.3743967431592" calcext:value-type="float">
            <text:p>88,3743967432</text:p>
          </table:table-cell>
          <table:table-cell office:value-type="float" office:value="99.9953849516051" calcext:value-type="float">
            <text:p>99,9953849516</text:p>
          </table:table-cell>
          <table:table-cell office:value-type="float" office:value="-226.631319169557" calcext:value-type="float">
            <text:p>-226,6313191696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6.631319169557" calcext:value-type="float">
            <text:p>-226,6313191696</text:p>
          </table:table-cell>
          <table:table-cell table:number-columns-repeated="2"/>
          <table:table-cell table:formula="of:=AVERAGE([.K1:.K30])" office:value-type="float" office:value="-209.994109307004" calcext:value-type="float">
            <text:p>-209,994109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.1156543943038" calcext:value-type="float">
            <text:p>89,1156543943</text:p>
          </table:table-cell>
          <table:table-cell office:value-type="float" office:value="99.8714792844375" calcext:value-type="float">
            <text:p>99,8714792844</text:p>
          </table:table-cell>
          <table:table-cell office:value-type="float" office:value="-226.502776623152" calcext:value-type="float">
            <text:p>-226,5027766232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6.502776623152" calcext:value-type="float">
            <text:p>-226,5027766232</text:p>
          </table:table-cell>
          <table:table-cell table:number-columns-repeated="2"/>
          <table:table-cell table:formula="of:=MIN([.K1:.K30])" office:value-type="float" office:value="-227.119723182631" calcext:value-type="float">
            <text:p>-227,1197231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6.4499314005727" calcext:value-type="float">
            <text:p>-46,4499314006</text:p>
          </table:table-cell>
          <table:table-cell office:value-type="float" office:value="38.124769439353" calcext:value-type="float">
            <text:p>38,1247694394</text:p>
          </table:table-cell>
          <table:table-cell office:value-type="float" office:value="-126.423832116473" calcext:value-type="float">
            <text:p>-126,4238321165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126.423832116473" calcext:value-type="float">
            <text:p>-126,4238321165</text:p>
          </table:table-cell>
          <table:table-cell table:number-columns-repeated="2"/>
          <table:table-cell table:formula="of:=5*100/30" office:value-type="float" office:value="16.6666666666667" calcext:value-type="float">
            <text:p>16,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.0367130930865" calcext:value-type="float">
            <text:p>90,0367130931</text:p>
          </table:table-cell>
          <table:table-cell office:value-type="float" office:value="99.9994611697701" calcext:value-type="float">
            <text:p>99,9994611698</text:p>
          </table:table-cell>
          <table:table-cell office:value-type="float" office:value="-227.10733102966" calcext:value-type="float">
            <text:p>-227,1073310297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0733102966" calcext:value-type="float">
            <text:p>-227,1073310297</text:p>
          </table:table-cell>
          <table:table-cell table:number-columns-repeated="2"/>
          <table:table-cell table:style-name="ce1" table:formula="of:=(COUNTIF([.K1:.K30];&quot;&lt;-220,0&quot;))/30" office:value-type="percentage" office:value="0.833333333333333" calcext:value-type="percentage">
            <text:p>83,3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.5468198364413" calcext:value-type="float">
            <text:p>89,5468198364</text:p>
          </table:table-cell>
          <table:table-cell office:value-type="float" office:value="99.9851947743482" calcext:value-type="float">
            <text:p>99,9851947743</text:p>
          </table:table-cell>
          <table:table-cell office:value-type="float" office:value="-227.047722168247" calcext:value-type="float">
            <text:p>-227,0477221682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047722168247" calcext:value-type="float">
            <text:p>-227,047722168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6.4483728788508" calcext:value-type="float">
            <text:p>-46,4483728789</text:p>
          </table:table-cell>
          <table:table-cell office:value-type="float" office:value="38.1207547740073" calcext:value-type="float">
            <text:p>38,120754774</text:p>
          </table:table-cell>
          <table:table-cell office:value-type="float" office:value="-126.42382881451" calcext:value-type="float">
            <text:p>-126,4238288145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126.42382881451" calcext:value-type="float">
            <text:p>-126,423828814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.495205858781" calcext:value-type="float">
            <text:p>90,4952058588</text:p>
          </table:table-cell>
          <table:table-cell office:value-type="float" office:value="99.9531439550503" calcext:value-type="float">
            <text:p>99,9531439551</text:p>
          </table:table-cell>
          <table:table-cell office:value-type="float" office:value="-226.801167145984" calcext:value-type="float">
            <text:p>-226,801167146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6.801167145984" calcext:value-type="float">
            <text:p>-226,80116714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.7351956277815" calcext:value-type="float">
            <text:p>89,7351956278</text:p>
          </table:table-cell>
          <table:table-cell office:value-type="float" office:value="99.9981562080501" calcext:value-type="float">
            <text:p>99,9981562081</text:p>
          </table:table-cell>
          <table:table-cell office:value-type="float" office:value="-227.114527307299" calcext:value-type="float">
            <text:p>-227,1145273073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14527307299" calcext:value-type="float">
            <text:p>-227,114527307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.7333008113966" calcext:value-type="float">
            <text:p>89,7333008114</text:p>
          </table:table-cell>
          <table:table-cell office:value-type="float" office:value="99.996650894672" calcext:value-type="float">
            <text:p>99,9966508947</text:p>
          </table:table-cell>
          <table:table-cell office:value-type="float" office:value="-227.10825143578" calcext:value-type="float">
            <text:p>-227,1082514358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0825143578" calcext:value-type="float">
            <text:p>-227,108251435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7577042575213" calcext:value-type="float">
            <text:p>89,7577042575</text:p>
          </table:table-cell>
          <table:table-cell office:value-type="float" office:value="99.9971616903255" calcext:value-type="float">
            <text:p>99,9971616903</text:p>
          </table:table-cell>
          <table:table-cell office:value-type="float" office:value="-227.110957952101" calcext:value-type="float">
            <text:p>-227,1109579521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10957952101" calcext:value-type="float">
            <text:p>-227,110957952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.0013375103285" calcext:value-type="float">
            <text:p>90,0013375103</text:p>
          </table:table-cell>
          <table:table-cell office:value-type="float" office:value="99.9831167201348" calcext:value-type="float">
            <text:p>99,9831167201</text:p>
          </table:table-cell>
          <table:table-cell office:value-type="float" office:value="-227.042067431841" calcext:value-type="float">
            <text:p>-227,0420674318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042067431841" calcext:value-type="float">
            <text:p>-227,042067431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6.4529699758484" calcext:value-type="float">
            <text:p>-46,4529699758</text:p>
          </table:table-cell>
          <table:table-cell office:value-type="float" office:value="38.1249200080322" calcext:value-type="float">
            <text:p>38,124920008</text:p>
          </table:table-cell>
          <table:table-cell office:value-type="float" office:value="-126.423831797254" calcext:value-type="float">
            <text:p>-126,4238317973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126.423831797254" calcext:value-type="float">
            <text:p>-126,423831797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.8037619230657" calcext:value-type="float">
            <text:p>89,8037619231</text:p>
          </table:table-cell>
          <table:table-cell office:value-type="float" office:value="99.9979689852786" calcext:value-type="float">
            <text:p>99,9979689853</text:p>
          </table:table-cell>
          <table:table-cell office:value-type="float" office:value="-227.114665326168" calcext:value-type="float">
            <text:p>-227,1146653262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14665326168" calcext:value-type="float">
            <text:p>-227,114665326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.9186959465523" calcext:value-type="float">
            <text:p>86,9186959466</text:p>
          </table:table-cell>
          <table:table-cell office:value-type="float" office:value="99.9729250566038" calcext:value-type="float">
            <text:p>99,9729250566</text:p>
          </table:table-cell>
          <table:table-cell office:value-type="float" office:value="-225.128497690618" calcext:value-type="float">
            <text:p>-225,1284976906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5.128497690618" calcext:value-type="float">
            <text:p>-225,128497690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.3117194527946" calcext:value-type="float">
            <text:p>89,3117194528</text:p>
          </table:table-cell>
          <table:table-cell office:value-type="float" office:value="99.9902413322741" calcext:value-type="float">
            <text:p>99,9902413323</text:p>
          </table:table-cell>
          <table:table-cell office:value-type="float" office:value="-227.027962631428" calcext:value-type="float">
            <text:p>-227,0279626314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027962631428" calcext:value-type="float">
            <text:p>-227,02796263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.8640010964269" calcext:value-type="float">
            <text:p>90,8640010964</text:p>
          </table:table-cell>
          <table:table-cell office:value-type="float" office:value="99.7634325502364" calcext:value-type="float">
            <text:p>99,7634325502</text:p>
          </table:table-cell>
          <table:table-cell office:value-type="float" office:value="-225.76999383806" calcext:value-type="float">
            <text:p>-225,7699938381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5.76999383806" calcext:value-type="float">
            <text:p>-225,769993838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.2386453255116" calcext:value-type="float">
            <text:p>89,2386453255</text:p>
          </table:table-cell>
          <table:table-cell office:value-type="float" office:value="99.7742726065088" calcext:value-type="float">
            <text:p>99,7742726065</text:p>
          </table:table-cell>
          <table:table-cell office:value-type="float" office:value="-226.13808701214" calcext:value-type="float">
            <text:p>-226,1380870121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6.13808701214" calcext:value-type="float">
            <text:p>-226,13808701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.6983968095858" calcext:value-type="float">
            <text:p>89,6983968096</text:p>
          </table:table-cell>
          <table:table-cell office:value-type="float" office:value="99.9983233389325" calcext:value-type="float">
            <text:p>99,9983233389</text:p>
          </table:table-cell>
          <table:table-cell office:value-type="float" office:value="-227.11380377875" calcext:value-type="float">
            <text:p>-227,1138037788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1380377875" calcext:value-type="float">
            <text:p>-227,113803778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.5778540142921" calcext:value-type="float">
            <text:p>89,5778540143</text:p>
          </table:table-cell>
          <table:table-cell office:value-type="float" office:value="99.9995671217793" calcext:value-type="float">
            <text:p>99,9995671218</text:p>
          </table:table-cell>
          <table:table-cell office:value-type="float" office:value="-227.109755543745" calcext:value-type="float">
            <text:p>-227,1097555437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09755543745" calcext:value-type="float">
            <text:p>-227,109755543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.0358451098797" calcext:value-type="float">
            <text:p>88,0358451099</text:p>
          </table:table-cell>
          <table:table-cell office:value-type="float" office:value="99.7300749217021" calcext:value-type="float">
            <text:p>99,7300749217</text:p>
          </table:table-cell>
          <table:table-cell office:value-type="float" office:value="-225.406629699764" calcext:value-type="float">
            <text:p>-225,4066296998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5.406629699764" calcext:value-type="float">
            <text:p>-225,406629699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.6421949242627" calcext:value-type="float">
            <text:p>89,6421949243</text:p>
          </table:table-cell>
          <table:table-cell office:value-type="float" office:value="99.9999030178808" calcext:value-type="float">
            <text:p>99,9999030179</text:p>
          </table:table-cell>
          <table:table-cell office:value-type="float" office:value="-227.116883947305" calcext:value-type="float">
            <text:p>-227,1168839473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16883947305" calcext:value-type="float">
            <text:p>-227,116883947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.7706968306443" calcext:value-type="float">
            <text:p>89,7706968306</text:p>
          </table:table-cell>
          <table:table-cell office:value-type="float" office:value="99.9842501451049" calcext:value-type="float">
            <text:p>99,9842501451</text:p>
          </table:table-cell>
          <table:table-cell office:value-type="float" office:value="-227.057615845087" calcext:value-type="float">
            <text:p>-227,0576158451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057615845087" calcext:value-type="float">
            <text:p>-227,057615845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.888777387943" calcext:value-type="float">
            <text:p>89,8887773879</text:p>
          </table:table-cell>
          <table:table-cell office:value-type="float" office:value="99.9996517040488" calcext:value-type="float">
            <text:p>99,999651704</text:p>
          </table:table-cell>
          <table:table-cell office:value-type="float" office:value="-227.119723182631" calcext:value-type="float">
            <text:p>-227,1197231826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19723182631" calcext:value-type="float">
            <text:p>-227,119723182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.7349505619411" calcext:value-type="float">
            <text:p>89,7349505619</text:p>
          </table:table-cell>
          <table:table-cell office:value-type="float" office:value="99.9976677342089" calcext:value-type="float">
            <text:p>99,9976677342</text:p>
          </table:table-cell>
          <table:table-cell office:value-type="float" office:value="-227.11250189248" calcext:value-type="float">
            <text:p>-227,1125018925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1250189248" calcext:value-type="float">
            <text:p>-227,11250189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6.4516397129533" calcext:value-type="float">
            <text:p>-46,451639713</text:p>
          </table:table-cell>
          <table:table-cell office:value-type="float" office:value="38.123948249545" calcext:value-type="float">
            <text:p>38,1239482495</text:p>
          </table:table-cell>
          <table:table-cell office:value-type="float" office:value="-126.423831929939" calcext:value-type="float">
            <text:p>-126,4238319299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126.423831929939" calcext:value-type="float">
            <text:p>-126,423831929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.2511085361133" calcext:value-type="float">
            <text:p>89,2511085361</text:p>
          </table:table-cell>
          <table:table-cell office:value-type="float" office:value="99.4368521484527" calcext:value-type="float">
            <text:p>99,4368521485</text:p>
          </table:table-cell>
          <table:table-cell office:value-type="float" office:value="-224.725019147862" calcext:value-type="float">
            <text:p>-224,7250191479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4.725019147862" calcext:value-type="float">
            <text:p>-224,725019147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6.4575330967395" calcext:value-type="float">
            <text:p>-46,4575330967</text:p>
          </table:table-cell>
          <table:table-cell office:value-type="float" office:value="38.1318643215207" calcext:value-type="float">
            <text:p>38,1318643215</text:p>
          </table:table-cell>
          <table:table-cell office:value-type="float" office:value="-126.423821116858" calcext:value-type="float">
            <text:p>-126,4238211169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126.423821116858" calcext:value-type="float">
            <text:p>-126,423821116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.8994534319573" calcext:value-type="float">
            <text:p>89,899453432</text:p>
          </table:table-cell>
          <table:table-cell office:value-type="float" office:value="99.9982823538361" calcext:value-type="float">
            <text:p>99,9982823538</text:p>
          </table:table-cell>
          <table:table-cell office:value-type="float" office:value="-227.113508168651" calcext:value-type="float">
            <text:p>-227,1135081687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13508168651" calcext:value-type="float">
            <text:p>-227,113508168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.4693857259595" calcext:value-type="float">
            <text:p>89,469385726</text:p>
          </table:table-cell>
          <table:table-cell office:value-type="float" office:value="99.9944720676611" calcext:value-type="float">
            <text:p>99,9944720677</text:p>
          </table:table-cell>
          <table:table-cell office:value-type="float" office:value="-227.075016127402" calcext:value-type="float">
            <text:p>-227,0750161274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075016127402" calcext:value-type="float">
            <text:p>-227,075016127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.5926071178727" calcext:value-type="float">
            <text:p>89,5926071179</text:p>
          </table:table-cell>
          <table:table-cell office:value-type="float" office:value="99.9988578140374" calcext:value-type="float">
            <text:p>99,998857814</text:p>
          </table:table-cell>
          <table:table-cell office:value-type="float" office:value="-227.108349339375" calcext:value-type="float">
            <text:p>-227,1083493394</text:p>
          </table:table-cell>
          <table:table-cell table:number-columns-repeated="5"/>
          <table:table-cell office:value-type="string" calcext:value-type="string">
            <text:p>desa</text:p>
          </table:table-cell>
          <table:table-cell office:value-type="float" office:value="-227.108349339375" calcext:value-type="float">
            <text:p>-227,10834933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02:09:12.950854233</dc:date>
    <meta:editing-duration>PT7H46M44S</meta:editing-duration>
    <meta:editing-cycles>2</meta:editing-cycles>
    <meta:generator>LibreOffice/5.1.6.2$Linux_X86_64 LibreOffice_project/10m0$Build-2</meta:generator>
    <meta:document-statistic meta:table-count="1" meta:cell-count="184" meta:object-count="0"/>
  </office:meta>
</office:document-meta>
</file>